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/mile.</text:p>
      <text:p text:style-name="P3">walk/run ratio: 0.19</text:p>
      <text:p text:style-name="P3"/>
      <text:p text:style-name="P4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2">26.1 miles in the last week</text:p>
      <text:list xml:id="list8945270819593557606" text:style-name="L1">
        <text:list-item>
          <text:list>
            <text:list-header>
              <text:p text:style-name="P6"/>
            </text:list-header>
          </text:list>
        </text:list-item>
      </text:list>
      <text:p text:style-name="P3"><text:soft-page-break/>Sat Aug 11, 2018 <text:span text:style-name="T1">6 miles</text:span> </text:p>
      <text:p text:style-name="P3">I ran and walked 6 miles on a very hilly road course and averaged 11:53/mile. <text:s/>On the uphills I walked and ran equal distances. <text:s/>On the down hills I just ran.</text:p>
      <text:p text:style-name="P3">walk/run ratio: 0.33</text:p>
      <text:p text:style-name="P3">sum of ascents: about 860 feet</text:p>
      <text:p text:style-name="P3"/>
      <text:p text:style-name="P3">Sun Aug 12, 2018 <text:span text:style-name="T1">3.3 miles</text:span> </text:p>
      <text:p text:style-name="P3">I ran on a hilly 3 mile course. It was out and back on Limber Road. </text:p>
      <text:p text:style-name="P3">Mile splits: 9:56, 8:38, 8:16</text:p>
      <text:p text:style-name="P3">Average pace: 8:57/mile</text:p>
      <text:p text:style-name="P3">Sum of ascents: 228 feet </text:p>
      <text:p text:style-name="P3">Warm down<text:span text:style-name="T1">:</text:span> 0.3 miles</text:p>
      <text:p text:style-name="P3"/>
      <text:p text:style-name="P3">Mon Aug 13, 2018 <text:span text:style-name="T1">no running </text:span></text:p>
      <text:p text:style-name="P3"/>
      <text:p text:style-name="P3">Tues Aug 14, 2018 <text:span text:style-name="T1">4 miles</text:span> <text:s text:c="2"/></text:p>
      <text:p text:style-name="P3"><text:span text:style-name="T1">Warm up</text:span>: ½ mile to the Wise Center</text:p>
      <text:p text:style-name="P4">Run: <text:span text:style-name="T2">0.1 mile lead into a 3 mile run</text:span></text:p>
      <text:p text:style-name="P3">Splits for 3 mile: 8:42, 9:00, 9:01</text:p>
      <text:p text:style-name="P4">Warm down:<text:span text:style-name="T2"> 0.4 mile jog home</text:span></text:p>
      <text:p text:style-name="P3"/>
      <text:p text:style-name="P4"><text:span text:style-name="T2">Wed Aug 15, 2018 </text:span>6 miles<text:span text:style-name="T2"> <text:s/></text:span></text:p>
      <text:p text:style-name="P3">I ran and walked a hilly 6 mile course out and back on Limber Rd.</text:p>
      <text:p text:style-name="P3">I ran the first and sixth miles and walked ¼ mile during the middle 4 miles. </text:p>
      <text:p text:style-name="P3">Sum of ascents: 530 feet</text:p>
      <text:p text:style-name="P3">Average pace: 11:29/mile</text:p>
      <text:p text:style-name="P3">Walk/run ratio: 0.2</text:p>
      <text:p text:style-name="P3"/>
      <text:p text:style-name="P3">Thur Aug 16, 2018 <text:span text:style-name="T1">5 miles</text:span></text:p>
      <text:p text:style-name="P3">I ran with 5 other runners on the Greendale Cemetery 510 meter loop.</text:p>
      <text:p text:style-name="P4">Warm up:<text:span text:style-name="T2"> 1.25 miles at various paces</text:span></text:p>
      <text:p text:style-name="P4">Run: <text:span text:style-name="T2">5 x 800 meters with 300 m jogs between the runs. <text:s/></text:span></text:p>
      <text:p text:style-name="P4">Time between runs: <text:span text:style-name="T2"><text:s/>about 4:20</text:span></text:p>
      <text:p text:style-name="P4">Times for runs: <text:span text:style-name="T2">4:00, 3:51, 3:51, 3:48, 3:53 </text:span></text:p>
      <text:p text:style-name="P4">Warm down: <text:span text:style-name="T2">600 m jog</text:span></text:p>
      <text:p text:style-name="P3"/>
      <text:p text:style-name="P4"><text:span text:style-name="T2">Fri Aug 17, 2018 </text:span>6 miles<text:span text:style-name="T2"> Same workout as 2 days ago (Wed Aug 15)</text:span></text:p>
      <text:p text:style-name="P3">I ran and walked faster today.</text:p>
      <text:p text:style-name="P3">Sum of ascents: 530 feet</text:p>
      <text:p text:style-name="P3">Average pace: 10:55/mile</text:p>
      <text:p text:style-name="P3">Walk/run ratio: 0.2</text:p>
      <text:p text:style-name="P2">30.3 miles in the last week</text:p>
      <text:p text:style-name="P2"><text:soft-page-break/>Sat <text:span text:style-name="T2">Aug 18, 2018 </text:span>4 miles<text:span text:style-name="T2"> <text:s text:c="2"/></text:span></text:p>
      <text:p text:style-name="P1">I ran 3.5 miles on hilly roads and averaged 10:25/mile. </text:p>
      <text:p text:style-name="P1">This run included 3 x the 1 mile “Jackson Park loop.” </text:p>
      <text:p text:style-name="P1">Sum of ascents along the 1 mile loop: 120 feet</text:p>
      <text:p text:style-name="P1">Sum of ascents for today's 3.5 mile run = 3 x 120 + 60 = 420 fe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18T21:28:01.64</dc:date>
    <dc:creator>James  Lombardi</dc:creator>
    <meta:editing-duration>P4DT19H12M20S</meta:editing-duration>
    <meta:editing-cycles>393</meta:editing-cycles>
    <meta:generator>OpenOffice/4.1.2$Win32 OpenOffice.org_project/412m3$Build-9782</meta:generator>
    <meta:document-statistic meta:table-count="0" meta:image-count="0" meta:object-count="0" meta:page-count="5" meta:paragraph-count="128" meta:word-count="1130" meta:character-count="5633"/>
  </office:meta>
</office:document-meta>
</file>